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234.96pt"/>
    </style:style>
    <style:style style:name="co3" style:family="table-column">
      <style:table-column-properties fo:break-before="auto" style:column-width="242.84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3" office:value-type="string" calcext:value-type="string">
            <text:p>uid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sn</text:p>
          </table:table-cell>
          <table:table-cell table:style-name="ce3" office:value-type="string" calcext:value-type="string">
            <text:p>ou</text:p>
          </table:table-cell>
          <table:table-cell table:style-name="ce3" office:value-type="string" calcext:value-type="string">
            <text:p>mail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user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Bilgi İşlem Daire,Sistem Şube,Lider sistem</text:p>
          </table:table-cell>
          <table:table-cell office:value-type="string" calcext:value-type="string">
            <text:p><text:a xlink:href="mailto:user1@liderahenk.org" xlink:type="simple">user1@liderahenk.org</text:a>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user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Bilgi İşlem Daire,Yazılım Şube</text:p>
          </table:table-cell>
          <table:table-cell office:value-type="string" calcext:value-type="string">
            <text:p><text:a xlink:href="mailto:user2@liderahenk.org" xlink:type="simple">user2@liderahenk.org</text:a>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user3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Mali Hizmetler Daire,Bütçe Şube</text:p>
          </table:table-cell>
          <table:table-cell office:value-type="string" calcext:value-type="string">
            <text:p><text:a xlink:href="mailto:user1@liderahenk.org" xlink:type="simple">user1@liderahenk.org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4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Destek Hizmetler Daire</text:p>
          </table:table-cell>
          <table:table-cell office:value-type="string" calcext:value-type="string">
            <text:p><text:a xlink:href="mailto:user2@liderahenk.org" xlink:type="simple">user2@liderahenk.org</text:a>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0:29:57.751953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0:02:29.804458660</meta:creation-date>
    <meta:generator>LibreOffice/6.1.5.1$Linux_X86_64 LibreOffice_project/10$Build-1</meta:generator>
    <dc:date>2020-11-04T14:29:04.827314417</dc:date>
    <meta:editing-duration>PT5H38S</meta:editing-duration>
    <meta:editing-cycles>21</meta:editing-cycles>
    <meta:document-statistic meta:table-count="1" meta:cell-count="25" meta:object-count="0"/>
  </office:meta>
</office:document-meta>
</file>